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Help.restoreClass( TestElement el , HierarchicalStreamReader reader , String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sionHelp.saveItem( TestElement el , HierarchicalStreamWriter writer , String prop , boolean en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versionHelp.cdata( byte [ ] chars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sionHelp.decode( String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versionHelp.setOutVersion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Help.saveClass( TestElement el , HierarchicalStreamWriter writer , String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sionHelp.setInVersion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Help.mapentry( String prop , String at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Help.saveSpecialProperties( TestElement el , HierarchicalStream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sionHelp.restoreItem( TestElement el , HierarchicalStreamReader reader , String prop , boolean de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versionHelp.restoreSpecialProperties( TestElement el , Hierarchica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sionHelp.isSpecial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Help.encode( String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